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22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table:style-name="ce2" office:value-type="time" office:time-value="PT08H45M00S" calcext:value-type="time">
            <text:p>08:45:00 AM</text:p>
          </table:table-cell>
          <table:table-cell table:style-name="ce2" office:value-type="time" office:time-value="PT09H00M00S" calcext:value-type="time">
            <text:p>09:0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eren van de orders naar de maat in millimeters nadat ze gestacked zij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Totaal</text:p>
          </table:table-cell>
        </table:table-row>
        <table:table-row table:style-name="ro1">
          <table:table-cell table:style-name="ce2" office:value-type="time" office:time-value="PT09H15M00S" calcext:value-type="time">
            <text:p>09:15:00 AM</text:p>
          </table:table-cell>
          <table:table-cell table:style-name="ce2" office:value-type="time" office:time-value="PT09H47M00S" calcext:value-type="time">
            <text:p>09:47:00 AM</text:p>
          </table:table-cell>
          <table:table-cell/>
          <table:table-cell office:value-type="string" calcext:value-type="string">
            <text:p>32min = 0.53 uur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23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Totaal</text:p>
          </table:table-cell>
        </table:table-row>
        <table:table-row table:style-name="ro1">
          <table:table-cell table:style-name="ce2" office:value-type="time" office:time-value="PT09H10M00S" calcext:value-type="time">
            <text:p>09:10:00 AM</text:p>
          </table:table-cell>
          <table:table-cell table:style-name="ce2" office:value-type="time" office:time-value="PT09H48M00S" calcext:value-type="time">
            <text:p>09:48:00 AM</text:p>
          </table:table-cell>
          <table:table-cell/>
          <table:table-cell office:value-type="string" calcext:value-type="string">
            <text:p>286min = 4.77 uur</text:p>
          </table:table-cell>
        </table:table-row>
        <table:table-row table:style-name="ro1">
          <table:table-cell office:value-type="string" calcext:value-type="string">
            <text:p>De orders weer tegen mekaar aanzetten nadat ze zijn geconverteerd naar de maat in millimet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time" office:time-value="PT10H45M00S" calcext:value-type="time">
            <text:p>10:45:00 AM</text:p>
          </table:table-cell>
          <table:table-cell table:style-name="ce2" office:value-type="time" office:time-value="PT12H35M00S" calcext:value-type="time">
            <text:p>12:35:0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time" office:time-value="PT15H08M00S" calcext:value-type="time">
            <text:p>03:08:00 PM</text:p>
          </table:table-cell>
          <table:table-cell table:style-name="ce2" office:value-type="time" office:time-value="PT17H22M00S" calcext:value-type="time">
            <text:p>05:22:0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4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Totaal</text:p>
          </table:table-cell>
        </table:table-row>
        <table:table-row table:style-name="ro1">
          <table:table-cell table:style-name="ce2" office:value-type="time" office:time-value="PT08H00M00S" calcext:value-type="time">
            <text:p>08:00:00 AM</text:p>
          </table:table-cell>
          <table:table-cell table:style-name="ce2" office:value-type="time" office:time-value="PT11H37M00S" calcext:value-type="time">
            <text:p>11:37:00 AM</text:p>
          </table:table-cell>
          <table:table-cell/>
          <table:table-cell office:value-type="string" calcext:value-type="string">
            <text:p>307min = 5.12 uur</text:p>
          </table:table-cell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3"/>
        </table:table-row>
        <table:table-row table:style-name="ro1">
          <table:table-cell table:style-name="ce2" office:value-type="time" office:time-value="PT12H15M00S" calcext:value-type="time">
            <text:p>12:15:00 PM</text:p>
          </table:table-cell>
          <table:table-cell table:style-name="ce2" office:value-type="time" office:time-value="PT13H45M00S" calcext:value-type="time">
            <text:p>01:45:0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p die automatisch de orders verdeeld in goeie grids en een nieuwe aanmaakt als er geen beschikbare grid is in die kleur en rolbreedt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24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table:style-name="ce3" office:value-type="time" office:time-value="PT17H36M00S" calcext:value-type="time">
            <text:p>05:36:00 PM</text:p>
          </table:table-cell>
          <table:table-cell table:style-name="ce2" office:value-type="time" office:time-value="PT19H00M00S" calcext:value-type="time">
            <text:p>07:00:0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uwe <text:s/>grid aanmaken als een order niet meer past in de huidige grids</text:p>
          </table:table-cell>
          <table:table-cell table:number-columns-repeated="3"/>
        </table:table-row>
        <table:table-row table:style-name="ro1">
          <table:table-cell table:style-name="ce2" office:value-type="time" office:time-value="PT19H45M00S" calcext:value-type="time">
            <text:p>07:45:00 PM</text:p>
          </table:table-cell>
          <table:table-cell table:style-name="ce2" office:value-type="time" office:time-value="PT20H15M00S" calcext:value-type="time">
            <text:p>08:15:00 P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6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otaal </text:p>
          </table:table-cell>
          <table:table-cell/>
        </table:table-row>
        <table:table-row table:style-name="ro1">
          <table:table-cell table:style-name="ce2" office:value-type="time" office:time-value="PT17H00M00S" calcext:value-type="time">
            <text:p>05:00:00 PM</text:p>
          </table:table-cell>
          <table:table-cell table:style-name="ce2" office:value-type="time" office:time-value="PT19H00M00S" calcext:value-type="time">
            <text:p>07:00:00 PM</text:p>
          </table:table-cell>
          <table:table-cell office:value-type="string" calcext:value-type="string">
            <text:p>120min</text:p>
          </table:table-cell>
          <table:table-cell/>
        </table:table-row>
        <table:table-row table:style-name="ro1">
          <table:table-cell office:value-type="string" calcext:value-type="string">
            <text:p>Remove duplicate lines algorit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00/00/0000</text:date>, <text:time style:data-style-name="N2" text:time-value="19:13:40.457662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49:59.027981006</meta:creation-date>
    <meta:generator>LibreOffice/5.1.6.2$Linux_X86_64 LibreOffice_project/10m0$Build-2</meta:generator>
    <dc:date>2020-10-26T19:14:35.263769775</dc:date>
    <meta:editing-duration>PT1H26M52S</meta:editing-duration>
    <meta:editing-cycles>10</meta:editing-cycles>
    <meta:document-statistic meta:table-count="1" meta:cell-count="55" meta:object-count="0"/>
  </office:meta>
</office:document-meta>
</file>